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2" svg:font-family="Arial, sans-serif"/>
    <style:font-face style:name="open sansregular" svg:font-family="'open sansregular', 'Open Sans',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Arial2" fo:font-size="14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open sansregular" fo:font-size="11.8500003814697pt" fo:letter-spacing="normal" fo:font-style="normal" fo:font-weight="normal"/>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Arial" fo:font-size="11.8500003814697pt" fo:letter-spacing="normal" fo:font-style="normal" fo:font-weight="normal"/>
    </style:style>
    <style:style style:name="P5" style:family="paragraph" style:parent-style-name="Text_20_body">
      <style:paragraph-properties fo:margin-left="0cm" fo:margin-right="0cm" fo:margin-top="0cm" fo:margin-bottom="0cm" fo:orphans="2" fo:widows="2" fo:text-indent="0cm" style:auto-text-indent="false" fo:padding="0cm" fo:border="none"/>
    </style:style>
    <style:style style:name="P6" style:family="paragraph" style:parent-style-name="Text_20_body">
      <style:paragraph-properties fo:margin-top="0cm" fo:margin-bottom="0cm" fo:orphans="2" fo:widows="2" fo:padding="0cm" fo:border="none"/>
    </style:style>
    <style:style style:name="T1" style:family="text">
      <style:text-properties fo:font-size="12pt" fo:font-weight="normal" style:font-weight-asian="normal" style:font-weight-complex="normal"/>
    </style:style>
    <style:style style:name="T2" style:family="text">
      <style:text-properties fo:font-variant="normal" fo:text-transform="none" fo:color="#000000" style:font-name="open sansregular" fo:font-size="12pt" fo:letter-spacing="normal" fo:font-style="normal" fo:font-weight="bold"/>
    </style:style>
    <style:style style:name="T3" style:family="text">
      <style:text-properties fo:font-variant="normal" fo:text-transform="none" fo:color="#000000" style:font-name="open sansregular" fo:font-size="11.8500003814697pt" fo:letter-spacing="normal" fo:font-style="normal" fo:font-weight="normal"/>
    </style:style>
    <style:style style:name="T4" style:family="text">
      <style:text-properties fo:font-variant="normal" fo:text-transform="none" fo:color="#000000" fo:font-size="11.8500003814697pt" fo:letter-spacing="normal" fo:font-style="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style:font-name="Arial" fo:font-size="11.8500003814697pt" fo:letter-spacing="normal" fo:font-style="normal" fo:font-weight="normal"/>
    </style:style>
    <style:style style:name="T7" style:family="text">
      <style:text-properties fo:font-variant="normal" fo:text-transform="none" fo:color="#000000" style:font-name="Arial" fo:font-size="12pt" fo:letter-spacing="normal" fo:font-style="normal" fo:font-weight="bold"/>
    </style:style>
    <style:style style:name="T8" style:family="text">
      <style:text-properties fo:font-variant="normal" fo:text-transform="none" fo:color="#000000" style:font-name="Arial2" fo:font-size="12pt" fo:letter-spacing="normal" fo:font-style="normal" fo:font-weight="normal"/>
    </style:style>
    <style:style style:name="T9" style:family="text">
      <style:text-properties fo:font-variant="normal" fo:text-transform="none" fo:color="#000000" style:font-name="Arial2" fo:font-size="11pt" fo:letter-spacing="normal" fo:font-style="normal" fo:font-weight="normal"/>
    </style:style>
    <style:style style:name="T10" style:family="text">
      <style:text-properties fo:font-variant="normal" fo:text-transform="none" fo:color="#1155cc" style:font-name="Arial2" fo:font-size="12pt" fo:letter-spacing="normal" fo:font-style="normal" fo:font-weight="normal"/>
    </style:style>
    <style:style style:name="T11" style:family="text">
      <style:text-properties style:font-name="Arial"/>
    </style:style>
    <style:style style:name="T12" style:family="text">
      <style:text-properties style:font-name="Arial" fo:font-size="12pt" fo:font-weight="normal" style:font-weight-asian="normal" style:font-weight-complex="normal"/>
    </style:style>
    <style:style style:name="T13" style:family="text">
      <style:text-properties style:font-name="Arial2" fo:font-size="14pt"/>
    </style:style>
    <style:style style:name="T14" style:family="text">
      <style:text-properties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IFNMG - Federal Institute of Northern Minas Gerais (</text:span><text:a xlink:type="simple" xlink:href="https://www.ifnmg.edu.br/" office:target-frame-name="_blank" xlink:show="new" text:style-name="Internet_20_link" text:visited-style-name="Visited_20_Internet_20_Link"><text:span text:style-name="T10">https://www.ifnmg.edu.br/</text:span></text:a><text:span text:style-name="T9">) - is a government institution whose mission is to train citizens through professional, scientific and technological education contributing to socio-economic development.</text:span></text:p>
      <text:p text:style-name="P5"><text:span text:style-name="T9"/></text:p>
      <text:p text:style-name="P6"><text:span text:style-name="Strong_20_Emphasis"><text:span text:style-name="T8">KD-Covid project is part of an effort that uses digital, geospatial and molecular tools to assist health systems to better estimate and spatially visualize the presence of suspected cases of COVID-19, in order to facilitate decision making, social isolation, and management of hospital supplies.</text:span></text:span></text:p>
      <text:p text:style-name="P6"><text:span text:style-name="Strong_20_Emphasis"><text:span text:style-name="T8"/></text:span></text:p>
      <text:p text:style-name="P6"><text:span text:style-name="Strong_20_Emphasis"><text:span text:style-name="T8">All members of KD-Covid project are public servants currently linked to the IFNMG. Professor Filipe Vieira Santos de Abreu (</text:span></text:span><text:a xlink:type="simple" xlink:href="mailto:filipe.vieira@ifnmg.edu.br" office:target-frame-name="_blank" xlink:show="new" text:style-name="Internet_20_link" text:visited-style-name="Visited_20_Internet_20_Link"><text:span text:style-name="Strong_20_Emphasis"><text:span text:style-name="T10">filipe.vieira@ifnmg.edu.br</text:span></text:span></text:a><text:span text:style-name="Strong_20_Emphasis"><text:span text:style-name="T8">) coordinates the project.</text:span></text:span></text:p>
      <text:p text:style-name="P6"><text:span text:style-name="Strong_20_Emphasis"><text:span text:style-name="T8"/></text:span></text:p>
      <text:p text:style-name="P6"><text:span text:style-name="Strong_20_Emphasis"><text:span text:style-name="T8">The attached PDF files are:</text:span></text:span></text:p>
      <text:p text:style-name="P1">a) Publicacao_-_Resultado_Final.PDF <text:span text:style-name="T14">: </text:span><text:span text:style-name="T13">It contains the list of selected projects proposed by federal institutions according to the public notice 01/2020 CONIF – Efforts to Fight COVID-19. Our project received the grant and is highlighted on page 2.</text:span></text:p>
      <text:p text:style-name="P1">b) PB_Parecer_CEP_4102207 kd-covid.PDF <text:span text:style-name="T14">: </text:span><text:span text:style-name="T13">authorization, following brazilian laws, on the ethics committee (CEP) to conduct a research related to COVID-19 in Brazil.</text:span></text:p>
      <text:p text:style-name="P2">c) english curriculum Filipe Abreu.PDF : Academic curriculum of prof. Filipe Vieira Santos de Abreu.</text:p>
      <text:p text:style-name="P2">d) english curriculum Leonardo Silva.PDF : Academic curriculum of prof. Leonardo Humberto Guimarães Silva.</text:p>
      <text:p text:style-name="P5"><text:span text:style-name="T6"/></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2" svg:font-family="Arial, sans-serif"/>
    <style:font-face style:name="open sansregular" svg:font-family="'open sansregular', 'Open Sans',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Silva</meta:initial-creator>
    <meta:creation-date>2020-07-20T13:01:55</meta:creation-date>
    <dc:date>2020-07-20T15:35:53</dc:date>
    <dc:creator>Leonardo Silva</dc:creator>
    <meta:editing-duration>PT2H14M9S</meta:editing-duration>
    <meta:editing-cycles>3</meta:editing-cycles>
    <meta:generator>OpenOffice/4.1.7$Unix OpenOffice.org_project/417m1$Build-9800</meta:generator>
    <meta:document-statistic meta:table-count="0" meta:image-count="0" meta:object-count="0" meta:page-count="1" meta:paragraph-count="8" meta:word-count="190" meta:character-count="1363"/>
  </office:meta>
</office:document-meta>
</file>